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14.8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ro8" style:family="table-row">
      <style:table-row-properties style:row-height="1.605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6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row table:style-name="ro2">
          <table:table-cell table:style-name="ce1" office:value-type="string">
            <text:p>Columna</text:p>
          </table:table-cell>
          <table:table-cell table:style-name="ce1" office:value-type="string">
            <text:p>Descripción</text:p>
          </table:table-cell>
        </table:table-row>
        <table:table-row table:style-name="ro2">
          <table:table-cell office:value-type="string">
            <text:p>work_year</text:p>
          </table:table-cell>
          <table:table-cell office:value-type="string">
            <text:p>El año en el que el salario fue pagado</text:p>
          </table:table-cell>
        </table:table-row>
        <table:table-row table:style-name="ro3">
          <table:table-cell office:value-type="string">
            <text:p>experience_level</text:p>
          </table:table-cell>
          <table:table-cell office:value-type="string">
            <text:p>El nivel de experiencia en el puesto durante el año con los siguientes valores posibles: EN Entry-level/Junior MI Mid-level/Intermediate SE Senior-level/Experto EX Executive-level/Director </text:p>
          </table:table-cell>
        </table:table-row>
        <table:table-row table:style-name="ro4">
          <table:table-cell office:value-type="string">
            <text:p>employment_type</text:p>
          </table:table-cell>
          <table:table-cell office:value-type="string">
            <text:p>El tipo de empleo para el puesto: PT Tiempo parcial FT Tiempo completo CT Contrato FL Freelance </text:p>
          </table:table-cell>
        </table:table-row>
        <table:table-row table:style-name="ro5">
          <table:table-cell office:value-type="string">
            <text:p>job_title</text:p>
          </table:table-cell>
          <table:table-cell office:value-type="string">
            <text:p>El tipo de empleo para el puesto: PT Tiempo parcial FT Tiempo completo CT Contrato FL Freelance </text:p>
          </table:table-cell>
        </table:table-row>
        <table:table-row table:style-name="ro2">
          <table:table-cell office:value-type="string">
            <text:p>salary</text:p>
          </table:table-cell>
          <table:table-cell office:value-type="string">
            <text:p>Rol que desempeñó durante ese año</text:p>
          </table:table-cell>
        </table:table-row>
        <table:table-row table:style-name="ro2">
          <table:table-cell office:value-type="string">
            <text:p>salary_currency</text:p>
          </table:table-cell>
          <table:table-cell office:value-type="string">
            <text:p>La moneda del salario pagado como un código de moneda ISO 4217. </text:p>
          </table:table-cell>
        </table:table-row>
        <table:table-row table:style-name="ro6">
          <table:table-cell office:value-type="string">
            <text:p>salaryinusd</text:p>
          </table:table-cell>
          <table:table-cell office:value-type="string">
            <text:p>El salario en USD (tasa de cambio dividida por la tasa promedio de USD para el año respectivo a través de fxdata.foorilla.com).</text:p>
          </table:table-cell>
        </table:table-row>
        <table:table-row table:style-name="ro7">
          <table:table-cell office:value-type="string">
            <text:p>employee_residence</text:p>
          </table:table-cell>
          <table:table-cell office:value-type="string">
            <text:p>El país de residencia principal del empleado durante el año laboral como código de país ISO 3166. </text:p>
          </table:table-cell>
        </table:table-row>
        <table:table-row table:style-name="ro8">
          <table:table-cell office:value-type="string">
            <text:p>remote_ratio</text:p>
          </table:table-cell>
          <table:table-cell office:value-type="string">
            <text:p>La cantidad total de trabajo realizado de forma remota, los valores posibles son los siguientes: 0 Sin trabajo remoto (menos del 20 %) 50 Parcialmente remoto 100 Totalmente remoto (más del 80 %) </text:p>
          </table:table-cell>
        </table:table-row>
        <table:table-row table:style-name="ro9">
          <table:table-cell office:value-type="string">
            <text:p>company_location</text:p>
          </table:table-cell>
          <table:table-cell office:value-type="string">
            <text:p>El país de la oficina principal del empleador o sucursal contratante como un código de país ISO 3166 </text:p>
          </table:table-cell>
        </table:table-row>
        <table:table-row table:style-name="ro10">
          <table:table-cell office:value-type="string">
            <text:p>company_size</text:p>
          </table:table-cell>
          <table:table-cell office:value-type="string">
            <text:p>Número promedio de personas que trabajaron para la empresa durante el año: S menos de 50 empleados (pequeño) M 50 a 250 empleados (mediano) L más de 250 empleados (grande)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1/08/2022</text:date>, <text:time>07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4S</meta:editing-duration>
    <meta:editing-cycles>5</meta:editing-cycles>
    <meta:generator>OpenOffice/4.1.13$Win32 OpenOffice.org_project/4113m1$Build-9810</meta:generator>
    <dc:date>2022-08-01T07:21:45.95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